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2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58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9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2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51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2">
            <calcext:condition calcext:apply-style-name="Error" calcext:value="duplicate" calcext:base-cell-address="list.B3"/>
          </calcext:conditional-format>
          <calcext:conditional-format calcext:target-range-address="list.C3:list.C312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2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2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2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2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2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2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2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2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2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2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2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2"/>
          <table:table-cell table:style-name="ce175"/>
          <table:table-cell table:style-name="ce102" table:number-columns-repeated="2"/>
          <table:covered-table-cell table:style-name="ce102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2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2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2" table:number-columns-repeated="2"/>
          <table:table-cell table:style-name="ce102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2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2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2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2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2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2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2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2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2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2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2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2" table:number-columns-repeated="2"/>
          <table:table-cell table:style-name="ce102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2" office:value-type="string" calcext:value-type="string">
            <text:p>블랜비</text:p>
          </table:table-cell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2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2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2"/>
          <table:table-cell table:style-name="ce102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4">
          <table:table-cell table:style-name="ce147" office:value-type="string" calcext:value-type="string">
            <text:p>Bloom Technology</text:p>
          </table:table-cell>
          <table:table-cell table:style-name="ce102" office:value-type="string" calcext:value-type="string">
            <text:p>(주)블룸테크놀로지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2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2" table:number-columns-repeated="2"/>
          <table:table-cell table:style-name="ce102" office:value-type="string" calcext:value-type="string">
            <text:p>차세대 블록체인 플랫폼 로커스체인의 개발사 블룸테크놀로지가 블록체인으로 게임 서버를 대체해 멀티 플레이를 가능케 하는 온라인 게임 '킹덤언더파이어:워 오브 히어로즈 골드 에디션(이하 KUF 게임체인)'을 세계 최대 규모의 글로벌 게임 유통 플랫폼인 스팀(STEAM)에서 7일 오전 9시 출시한다.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2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2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2">
          <table:table-cell table:style-name="ce147" office:value-type="string" calcext:value-type="string">
            <text:p>BUSAN SANAI GAMES( 캐나다 회사 )</text:p>
          </table:table-cell>
          <table:table-cell table:style-name="ce102"/>
          <table:table-cell table:style-name="ce157" office:value-type="string" calcext:value-type="string">
            <text:p>캐나다</text:p>
          </table:table-cell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2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02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2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2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2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02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2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2" table:number-columns-repeated="2"/>
          <table:table-cell table:style-name="ce102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12">
          <table:table-cell table:style-name="ce147" office:value-type="string" calcext:value-type="string">
            <text:p>Catdoors</text:p>
          </table:table-cell>
          <table:table-cell table:style-name="ce102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2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2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2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2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2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2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2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2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2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2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2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2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2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2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2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2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2" office:value-type="string" calcext:value-type="string">
            <text:p>Discord: 데크크래프트#4923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Dandylion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Darong Studio</text:p>
          </table:table-cell>
          <table:table-cell table:style-name="ce102"/>
          <table:table-cell table:style-name="ce157" office:value-type="string" calcext:value-type="string">
            <text:p>경기도 성남시 분당구 성남대로</text:p>
          </table:table-cell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2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2" table:number-columns-repeated="3"/>
        </table:table-row>
        <table:table-row table:style-name="ro1">
          <table:table-cell table:style-name="ce95" office:value-type="string" calcext:value-type="string">
            <text:p>Derin</text:p>
          </table:table-cell>
          <table:table-cell table:style-name="ce102"/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2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2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2" table:number-columns-repeated="2"/>
        </table:table-row>
        <table:table-row table:style-name="ro1">
          <table:table-cell table:style-name="ce95" office:value-type="string" calcext:value-type="string">
            <text:p>DEVBOX</text:p>
          </table:table-cell>
          <table:table-cell table:style-name="ce102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2"/>
          <table:table-cell table:style-name="ce157" office:value-type="string" calcext:value-type="string">
            <text:p>경기도 용인시 수지구 신수로</text:p>
          </table:table-cell>
          <table:table-cell table:style-name="ce165" table:number-columns-repeated="2"/>
          <table:table-cell table:style-name="ce102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2"/>
          <table:table-cell table:style-name="ce157" office:value-type="string" calcext:value-type="string">
            <text:p>부산광역시 사상구 주례로</text:p>
          </table:table-cell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2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2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2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02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2" table:number-columns-repeated="2"/>
          <table:table-cell table:style-name="ce102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2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2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2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2" table:number-columns-repeated="2"/>
          <table:table-cell table:style-name="ce102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2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2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2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2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2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2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2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2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2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2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2"/>
          <table:table-cell table:style-name="ce102" office:value-type="string" calcext:value-type="string">
            <text:p>대표전화 : 055-338-6705</text:p>
          </table:table-cell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02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02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2" table:number-columns-repeated="2"/>
          <table:table-cell table:style-name="ce102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2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2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2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2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2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2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2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2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2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2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2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2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2"/>
          <table:table-cell table:style-name="ce175"/>
          <table:table-cell table:style-name="ce102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2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2"/>
        </table:table-row>
        <table:table-row table:style-name="ro1">
          <table:table-cell table:style-name="ce147" office:value-type="string" calcext:value-type="string">
            <text:p>Kena MAKF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LeeBbunsik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2" office:value-type="string" calcext:value-type="string">
            <text:p><text:a xlink:href="https://twitter.com/LeeBbunsik" xlink:type="simple">https://twitter.com/LeeBbunsik</text:a></text:p>
          </table:table-cell>
          <table:table-cell table:style-name="ce102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2"/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2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2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2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2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2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idnightWork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INTROCKET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ME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2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2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2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2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2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2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2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2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2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2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2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2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2"/>
          <table:table-cell table:style-name="ce102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2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2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2"/>
          <table:table-cell table:style-name="ce157"/>
          <table:table-cell table:style-name="ce165"/>
          <table:table-cell table:style-name="ce165" office:value-type="string" calcext:value-type="string">
            <text:p>하수영</text:p>
          </table:table-cell>
          <table:table-cell table:style-name="ce102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2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2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2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2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2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2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2" office:value-type="string" calcext:value-type="string">
            <text:p>콰트로기어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2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2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2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2"/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2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2" table:number-columns-repeated="2"/>
          <table:table-cell table:style-name="ce102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2" office:value-type="string" calcext:value-type="string">
            <text:p><text:a xlink:href="https://twitter.com/REDRAY_dev" xlink:type="simple">https://twitter.com/REDRAY_dev</text:a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REMIMORY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82"/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2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2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2" office:value-type="string" calcext:value-type="string">
            <text:p>주식회사 손노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2" office:value-type="string" calcext:value-type="string">
            <text:p>사우스포게임즈 주식회사</text:p>
          </table:table-cell>
          <table:table-cell table:style-name="ce157" office:value-type="string" calcext:value-type="string">
            <text:p>서울 서초구 효령로</text:p>
          </table:table-cell>
          <table:table-cell table:style-name="ce165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2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2" table:number-columns-repeated="3"/>
        </table:table-row>
        <table:table-row table:style-name="ro3">
          <table:table-cell table:style-name="ce147" office:value-type="string" calcext:value-type="string">
            <text:p>Sparky Studio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스파키 스튜디오는 세종대학교 게임 개발 동아리 ‘판도라큐브’의 멤버 중 2명이 의기투합해서 만들어진 팀이다. 기획·프로그래밍을 맡은 김준우 팀장과 아트 담당 이채영 팀원으로 구성됐다.</text:p>
          </table:table-cell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02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2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2" table:number-columns-repeated="2"/>
          <table:table-cell table:style-name="ce102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2" office:value-type="string" calcext:value-type="string">
            <text:p>스퀘어픽셀즈 주식회사</text:p>
          </table:table-cell>
          <table:table-cell table:style-name="ce157" office:value-type="string" calcext:value-type="string">
            <text:p>경기도 하남시 미사강변서로</text:p>
          </table:table-cell>
          <table:table-cell table:style-name="ce165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2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2" office:value-type="string" calcext:value-type="string">
            <text:p>썬게임즈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2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2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2" office:value-type="string" calcext:value-type="string">
            <text:p>스튜디오에이치지</text:p>
          </table:table-cell>
          <table:table-cell table:style-name="ce157"/>
          <table:table-cell table:style-name="ce165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2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2" office:value-type="string" calcext:value-type="string">
            <text:p><text:a xlink:href="https://twitter.com/Studio_Ly" xlink:type="simple">https://twitter.com/Studio_Ly</text:a>_</text:p>
          </table:table-cell>
          <table:table-cell table:style-name="ce102" office:value-type="string" calcext:value-type="string">
            <text:p><text:a xlink:href="https://twitter.com/lychoi2000" xlink:type="simple">https://twitter.com/lychoi2000</text:a></text:p>
          </table:table-cell>
          <table:table-cell table:style-name="ce102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2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tudio Sott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2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2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2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2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2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2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2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2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EAM 217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2"/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eam ETTU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2" office:value-type="string" calcext:value-type="string">
            <text:p>팀호레이(TEAM HORAY)</text:p>
          </table:table-cell>
          <table:table-cell table:style-name="ce157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<text:span text:style-name="T6">EXP Games는 팀모나드라는 이름으로 시작한 서울대 게임 동아리입니다.</text:span></text:p>
            <text:p/>
            <text:p><text:span text:style-name="T6">서울대학교 경제학과 13학번 윤난새는 게임개발동아리(SNUGDC)에서 모나드 팀을 구성한 뒤 턴제 전략 RPG '모나드의 겨울'을 만들었다. 10명이 넘는 팀원들이 각자 하고 싶은 부분을 정한 뒤 함께 작업한 결과물이다.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2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02" office:value-type="string" calcext:value-type="string">
            <text:p>팀 버드(Team BUD)</text:p>
          </table:table-cell>
          <table:table-cell table:style-name="ce157" office:value-type="string" calcext:value-type="string">
            <text:p>경기도 안양시 동안구 부림로</text:p>
          </table:table-cell>
          <table:table-cell table:style-name="ce165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2" office:value-type="string" calcext:value-type="string">
            <text:p>(주) 팀써니트</text:p>
          </table:table-cell>
          <table:table-cell table:style-name="ce157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2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2" table:number-columns-repeated="3"/>
        </table:table-row>
        <table:table-row table:style-name="ro2">
          <table:table-cell table:style-name="ce147" office:value-type="string" calcext:value-type="string">
            <text:p>Teemo Soft</text:p>
          </table:table-cell>
          <table:table-cell table:style-name="ce102" office:value-type="string" calcext:value-type="string">
            <text:p>티모 소프트</text:p>
          </table:table-cell>
          <table:table-cell table:style-name="ce157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안녕하세요 </text:p>
            <text:p>구 티모소프트 현 액트세븐엔터테인먼트 대표 이종건입니다.</text:p>
            <text:p>사냥꾼 키우기가 잘 나와줘서 급하게 법인 전환을 하게되었습니다.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2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2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2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2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2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2" office:value-type="string" calcext:value-type="string">
            <text:p>주식회사 티노게임즈(TINO GAMES Inc.)</text:p>
          </table:table-cell>
          <table:table-cell table:style-name="ce157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2" office:value-type="string" calcext:value-type="string">
            <text:p>（주）투워드</text:p>
          </table:table-cell>
          <table:table-cell table:style-name="ce157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2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2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2" office:value-type="string" calcext:value-type="string">
            <text:p>주식회사 트라이펄게임즈 (Tripearl Games Corp.)</text:p>
          </table:table-cell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2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2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2"/>
          <table:table-cell table:style-name="ce175"/>
          <table:table-cell table:style-name="ce102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2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2" office:value-type="string" calcext:value-type="string">
            <text:p>언에듀케이티드 게임 스튜디오</text:p>
          </table:table-cell>
          <table:table-cell table:style-name="ce157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2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2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2" office:value-type="string" calcext:value-type="string">
            <text:p>주식회사 보나소프트</text:p>
          </table:table-cell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2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2" office:value-type="string" calcext:value-type="string">
            <text:p><text:a xlink:href="https://twitter.com/vonasoft7" xlink:type="simple">https://twitter.com/vonasoft7</text:a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2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2" office:value-type="string" calcext:value-type="string">
            <text:p>주식회사 원더포션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2" office:value-type="string" calcext:value-type="string">
            <text:p>(주)자이네스</text:p>
          </table:table-cell>
          <table:table-cell table:style-name="ce160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2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2" table:number-columns-repeated="2"/>
          <table:table-cell table:style-name="ce102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2" office:value-type="string" calcext:value-type="string">
            <text:p>제로투텐비</text:p>
          </table:table-cell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2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2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18"/>
          <table:table-cell table:style-name="ce163"/>
          <table:table-cell table:style-name="ce168" table:number-columns-repeated="2"/>
          <table:table-cell table:style-name="ce118"/>
          <table:table-cell table:style-name="ce176"/>
          <table:table-cell table:style-name="ce118" table:number-columns-repeated="3"/>
        </table:table-row>
        <table:table-row table:style-name="ro1" table:number-rows-repeated="1048361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59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52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2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2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2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2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58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4" table:on-update-keep-styles="true" table:on-update-keep-size="false"/>
        <table:database-range table:name="developer_table" table:target-range-address="developer.A2:developer.I1074" table:on-update-keep-styles="true" table:on-update-keep-size="false"/>
        <table:database-range table:name="game_table" table:target-range-address="list.B291:list.C292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1">00/00/0000</text:date>, <text:time style:data-style-name="N2" text:time-value="09:55:14.453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1T10:30:15.252000000</dc:date>
    <meta:editing-duration>P2DT14H3M30S</meta:editing-duration>
    <meta:editing-cycles>1021</meta:editing-cycles>
    <meta:document-statistic meta:table-count="4" meta:cell-count="3346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